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1.622cm"/>
      <style:paragraph-properties style:writing-mode="lr-tb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5cm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72cm" fo:min-width="1.798cm"/>
      <style:paragraph-properties style:writing-mode="lr-tb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cm" svg:height="2.75cm" svg:x="6.25cm" svg:y="6.5cm">
          <text:p text:style-name="P1"><text:span text:style-name="T1">Comprobrar lib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2" draw:id="id2" draw:layer="layout" svg:x1="1.75cm" svg:y1="7.75cm" svg:x2="6.25cm" svg:y2="7.75cm">
          <text:p/>
        </draw:line>
        <draw:frame draw:style-name="gr3" draw:text-style-name="P5" draw:layer="layout" svg:width="2.25cm" svg:height="0.75cm" svg:x="2.5cm" svg:y="7.25cm">
          <draw:text-box>
            <text:p text:style-name="P4">Devolucion</text:p>
          </draw:text-box>
        </draw:frame>
        <draw:line draw:style-name="gr4" draw:text-style-name="P3" draw:layer="layout" svg:x1="7.75cm" svg:y1="9.25cm" svg:x2="7.75cm" svg:y2="12.75cm">
          <text:p/>
        </draw:line>
        <draw:frame draw:style-name="gr5" draw:text-style-name="P5" draw:layer="layout" svg:width="3.25cm" svg:height="0.607cm" svg:x="8cm" svg:y="10cm">
          <draw:text-box>
            <text:p text:style-name="P4">Comprueba libros</text:p>
          </draw:text-box>
        </draw:frame>
        <draw:line draw:style-name="gr6" draw:text-style-name="P3" draw:layer="layout" svg:x1="6.5cm" svg:y1="12.75cm" svg:x2="9.75cm" svg:y2="12.75cm">
          <text:p/>
        </draw:line>
        <draw:line draw:style-name="gr6" draw:text-style-name="P3" draw:layer="layout" svg:x1="6.5cm" svg:y1="13.25cm" svg:x2="9.75cm" svg:y2="13.25cm">
          <text:p/>
        </draw:line>
        <draw:frame draw:style-name="gr7" draw:text-style-name="P7" draw:layer="layout" svg:width="1.905cm" svg:height="0.607cm" svg:x="7.345cm" svg:y="13.143cm">
          <draw:text-box>
            <text:p text:style-name="P6"><text:span text:style-name="T1">LIbros</text:span></text:p>
          </draw:text-box>
        </draw:frame>
        <draw:line draw:style-name="gr8" draw:text-style-name="P3" draw:layer="layout" svg:x1="9.25cm" svg:y1="8cm" svg:x2="12.75cm" svg:y2="5.5cm">
          <text:p/>
        </draw:line>
        <draw:line draw:style-name="gr6" draw:text-style-name="P3" draw:layer="layout" svg:x1="13cm" svg:y1="5cm" svg:x2="16.75cm" svg:y2="5cm">
          <text:p/>
        </draw:line>
        <draw:line draw:style-name="gr6" draw:text-style-name="P3" draw:layer="layout" svg:x1="13cm" svg:y1="6cm" svg:x2="16.75cm" svg:y2="6cm">
          <text:p/>
        </draw:line>
        <draw:frame draw:style-name="gr5" draw:text-style-name="P7" draw:layer="layout" svg:width="2cm" svg:height="0.607cm" svg:x="9.5cm" svg:y="5.893cm">
          <draw:text-box>
            <text:p text:style-name="P6"><text:span text:style-name="T1">Actualiza</text:span></text:p>
          </draw:text-box>
        </draw:frame>
        <draw:custom-shape draw:style-name="gr9" draw:text-style-name="P2" xml:id="id1" draw:id="id1" draw:layer="layout" svg:width="3.25cm" svg:height="3cm" svg:x="13.5cm" svg:y="11cm">
          <text:p text:style-name="P1"><text:span text:style-name="T1">San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0cm" svg:y1="13cm" svg:x2="13cm" svg:y2="12.5cm">
          <text:p/>
        </draw:line>
        <draw:line draw:style-name="gr11" draw:text-style-name="P3" draw:layer="layout" svg:x1="15cm" svg:y1="6.25cm" svg:x2="15cm" svg:y2="10.5cm">
          <text:p/>
        </draw:line>
        <draw:frame draw:style-name="gr5" draw:text-style-name="P5" draw:layer="layout" svg:width="2.75cm" svg:height="0.607cm" svg:x="9.75cm" svg:y="11.893cm">
          <draw:text-box>
            <text:p text:style-name="P4">Libro devuelto</text:p>
          </draw:text-box>
        </draw:frame>
        <draw:frame draw:style-name="gr5" draw:text-style-name="P7" draw:layer="layout" svg:width="2.5cm" svg:height="0.607cm" svg:x="13.5cm" svg:y="4.25cm">
          <draw:text-box>
            <text:p text:style-name="P6"><text:span text:style-name="T1">Ficha usuario</text:span></text:p>
          </draw:text-box>
        </draw:frame>
        <draw:frame draw:style-name="gr5" draw:text-style-name="P7" draw:layer="layout" svg:width="3cm" svg:height="0.607cm" svg:x="15cm" svg:y="7.5cm">
          <draw:text-box>
            <text:p text:style-name="P6"><text:span text:style-name="T1">Fecha devuelve</text:span></text:p>
          </draw:text-box>
        </draw:frame>
        <draw:connector draw:style-name="gr12" draw:text-style-name="P1" draw:layer="layout" svg:x1="13.976cm" svg:y1="13.561cm" svg:x2="6.25cm" svg:y2="7.75cm" draw:start-shape="id1" draw:start-glue-point="7" draw:end-shape="id2" draw:end-glue-point="1" svg:d="M13976 13561v941h-7726v-6752" svg:viewBox="0 0 7727 6753">
          <text:p/>
        </draw:connector>
        <draw:frame draw:style-name="gr5" draw:text-style-name="P7" draw:layer="layout" svg:width="1.75cm" svg:height="0.607cm" svg:x="9.75cm" svg:y="14.75cm">
          <draw:text-box>
            <text:p text:style-name="P6"><text:span text:style-name="T1">Sanc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6T20:58:39.892936114</meta:creation-date>
    <dc:date>2022-10-06T21:28:17.949710927</dc:date>
    <meta:editing-duration>PT19M38S</meta:editing-duration>
    <meta:editing-cycles>1</meta:editing-cycles>
    <meta:document-statistic meta:object-count="20"/>
    <meta:generator>LibreOffice/7.0.4.2$Linux_X86_64 LibreOffice_project/00$Build-2</meta:generator>
  </office:meta>
</office:document-meta>
</file>